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3.053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4.343cm"/>
    </style:style>
    <style:style style:name="co6" style:family="table-column">
      <style:table-column-properties fo:break-before="auto" style:column-width="2.972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/>
    </style:style>
    <style:style style:name="ce4" style:family="table-cell" style:parent-style-name="Default" style:data-style-name="N0">
      <style:text-properties style:font-name="Noto Sans Mono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3" table:default-cell-style-name="ce4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Scaled Point 1 (x)</text:p>
          </table:table-cell>
          <table:table-cell table:style-name="ce5" office:value-type="string" calcext:value-type="string">
            <text:p>Scaled Point 1 (y)</text:p>
          </table:table-cell>
          <table:table-cell table:style-name="ce5" office:value-type="string" calcext:value-type="string">
            <text:p>Negative Scaled Point</text:p>
          </table:table-cell>
          <table:table-cell table:style-name="ce1" office:value-type="string" calcext:value-type="string">
            <text:p>Scaled Point 2 (x)</text:p>
          </table:table-cell>
          <table:table-cell table:style-name="ce1" office:value-type="string" calcext:value-type="string">
            <text:p>Scaled Point 2 (y)</text:p>
          </table:table-cell>
          <table:table-cell table:style-name="Default" office:value-type="string" calcext:value-type="string">
            <text:p>Negative Scaled Point</text:p>
          </table:table-cell>
          <table:table-cell office:value-type="string" calcext:value-type="string">
            <text:p>Reverse?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djusted Gradient</text:p>
          </table:table-cell>
          <table:table-cell office:value-type="string" calcext:value-type="string">
            <text:p>Vertical Shif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Default" table:formula="of:=-[.F2]"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theta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Default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C4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Default" table:formula="of:=-[.F4]" office:value-type="float" office:value="-9.83" calcext:value-type="float">
            <text:p>-9.83</text:p>
          </table:table-cell>
          <table:table-cell table:formula="of:=IF([.C4]&gt;[.F4]; -1; 1)" office:value-type="float" office:value="1" calcext:value-type="float">
            <text:p>1</text:p>
          </table:table-cell>
          <table:table-cell table:formula="of:=(([.G4]-[.D4])/([.E4]-[.B4]))" office:value-type="float" office:value="37.0869565217391" calcext:value-type="float">
            <text:p>37.0869565217391</text:p>
          </table:table-cell>
          <table:table-cell table:formula="of:=ABS([.I4])" office:value-type="float" office:value="37.0869565217391" calcext:value-type="float">
            <text:p>37.0869565217391</text:p>
          </table:table-cell>
          <table:table-cell table:formula="of:=[.G4]-([.E4]*[.I4])" office:value-type="float" office:value="-349.917391304347" calcext:value-type="float">
            <text:p>-349.917391304347</text:p>
          </table:table-cell>
          <table:table-cell/>
          <table:table-cell table:formula="of:=[.E4]-[.B4]" office:value-type="float" office:value="-0.23" calcext:value-type="float">
            <text:p>-0.23</text:p>
          </table:table-cell>
          <table:table-cell table:formula="of:=[.G4]-[.D4]" office:value-type="float" office:value="-8.53" calcext:value-type="float">
            <text:p>-8.53</text:p>
          </table:table-cell>
          <table:table-cell table:formula="of:=DEGREES(ATAN([.N4]/[.M4]))" office:value-type="float" office:value="88.4554704532153" calcext:value-type="float">
            <text:p>88.455470453215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C5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Default" table:formula="of:=-[.F5]" office:value-type="float" office:value="-2.38" calcext:value-type="float">
            <text:p>-2.38</text:p>
          </table:table-cell>
          <table:table-cell table:formula="of:=IF([.C5]&gt;[.F5]; -1; 1)" office:value-type="float" office:value="-1" calcext:value-type="float">
            <text:p>-1</text:p>
          </table:table-cell>
          <table:table-cell table:formula="of:=(([.G5]-[.D5])/([.E5]-[.B5]))" office:value-type="float" office:value="-1.7712895377129" calcext:value-type="float">
            <text:p>-1.7712895377129</text:p>
          </table:table-cell>
          <table:table-cell table:formula="of:=[.H5]*[.I5]" office:value-type="float" office:value="1.7712895377129" calcext:value-type="float">
            <text:p>1.7712895377129</text:p>
          </table:table-cell>
          <table:table-cell table:formula="of:=[.G5]-([.E5]*[.I5])" office:value-type="float" office:value="21.2844282238443" calcext:value-type="float">
            <text:p>21.2844282238443</text:p>
          </table:table-cell>
          <table:table-cell/>
          <table:table-cell table:formula="of:=[.E5]-[.B5]" office:value-type="float" office:value="-4.11" calcext:value-type="float">
            <text:p>-4.11</text:p>
          </table:table-cell>
          <table:table-cell table:formula="of:=[.G5]-[.D5]" office:value-type="float" office:value="7.28" calcext:value-type="float">
            <text:p>7.28</text:p>
          </table:table-cell>
          <table:table-cell table:formula="of:=DEGREES(ATAN([.N5]/[.M5]))" office:value-type="float" office:value="-60.5526460410127" calcext:value-type="float">
            <text:p>-60.55264604101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C6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Default" table:formula="of:=-[.F6]" office:value-type="float" office:value="-17.96" calcext:value-type="float">
            <text:p>-17.96</text:p>
          </table:table-cell>
          <table:table-cell table:formula="of:=IF([.C6]&gt;[.F6]; -1; 1)" office:value-type="float" office:value="1" calcext:value-type="float">
            <text:p>1</text:p>
          </table:table-cell>
          <table:table-cell table:formula="of:=(([.G6]-[.D6])/([.E6]-[.B6]))" office:value-type="float" office:value="1.23820754716981" calcext:value-type="float">
            <text:p>1.23820754716981</text:p>
          </table:table-cell>
          <table:table-cell table:formula="of:=[.H6]*[.I6]" office:value-type="float" office:value="1.23820754716981" calcext:value-type="float">
            <text:p>1.23820754716981</text:p>
          </table:table-cell>
          <table:table-cell table:formula="of:=[.G6]-([.E6]*[.I6])" office:value-type="float" office:value="-32.6699056603774" calcext:value-type="float">
            <text:p>-32.6699056603774</text:p>
          </table:table-cell>
          <table:table-cell/>
          <table:table-cell table:formula="of:=[.E6]-[.B6]" office:value-type="float" office:value="-4.24" calcext:value-type="float">
            <text:p>-4.24</text:p>
          </table:table-cell>
          <table:table-cell table:formula="of:=[.G6]-[.D6]" office:value-type="float" office:value="-5.25" calcext:value-type="float">
            <text:p>-5.25</text:p>
          </table:table-cell>
          <table:table-cell table:formula="of:=DEGREES(ATAN([.N6]/[.M6]))" office:value-type="float" office:value="51.0749967893783" calcext:value-type="float">
            <text:p>51.074996789378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C7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Default" table:formula="of:=-[.F7]" office:value-type="float" office:value="-15.87" calcext:value-type="float">
            <text:p>-15.87</text:p>
          </table:table-cell>
          <table:table-cell table:formula="of:=IF([.C7]&gt;[.F7]; -1; 1)" office:value-type="float" office:value="1" calcext:value-type="float">
            <text:p>1</text:p>
          </table:table-cell>
          <table:table-cell table:formula="of:=(([.G7]-[.D7])/([.E7]-[.B7]))" office:value-type="float" office:value="8.56521739130436" calcext:value-type="float">
            <text:p>8.56521739130436</text:p>
          </table:table-cell>
          <table:table-cell table:formula="of:=[.H7]*[.I7]" office:value-type="float" office:value="8.56521739130436" calcext:value-type="float">
            <text:p>8.56521739130436</text:p>
          </table:table-cell>
          <table:table-cell table:formula="of:=[.G7]-([.E7]*[.I7])" office:value-type="float" office:value="-68.888695652174" calcext:value-type="float">
            <text:p>-68.888695652174</text:p>
          </table:table-cell>
          <table:table-cell/>
          <table:table-cell table:formula="of:=[.E7]-[.B7]" office:value-type="float" office:value="-0.23" calcext:value-type="float">
            <text:p>-0.23</text:p>
          </table:table-cell>
          <table:table-cell table:formula="of:=[.G7]-[.D7]" office:value-type="float" office:value="-1.97" calcext:value-type="float">
            <text:p>-1.97</text:p>
          </table:table-cell>
          <table:table-cell table:formula="of:=DEGREES(ATAN([.N7]/[.M7]))" office:value-type="float" office:value="83.3407927338632" calcext:value-type="float">
            <text:p>83.340792733863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C8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Default" table:formula="of:=-[.F8]" office:value-type="float" office:value="-16.06" calcext:value-type="float">
            <text:p>-16.06</text:p>
          </table:table-cell>
          <table:table-cell table:formula="of:=IF([.C8]&gt;[.F8]; -1; 1)" office:value-type="float" office:value="-1" calcext:value-type="float">
            <text:p>-1</text:p>
          </table:table-cell>
          <table:table-cell table:formula="of:=(([.G8]-[.D8])/([.E8]-[.B8]))" office:value-type="float" office:value="6.72727272727273" calcext:value-type="float">
            <text:p>6.72727272727273</text:p>
          </table:table-cell>
          <table:table-cell table:formula="of:=[.H8]*[.I8]" office:value-type="float" office:value="-6.72727272727273" calcext:value-type="float">
            <text:p>-6.72727272727273</text:p>
          </table:table-cell>
          <table:table-cell table:formula="of:=[.G8]-([.E8]*[.I8])" office:value-type="float" office:value="-47.0727272727273" calcext:value-type="float">
            <text:p>-47.0727272727273</text:p>
          </table:table-cell>
          <table:table-cell/>
          <table:table-cell table:formula="of:=[.E8]-[.B8]" office:value-type="float" office:value="0.33" calcext:value-type="float">
            <text:p>0.33</text:p>
          </table:table-cell>
          <table:table-cell table:formula="of:=[.G8]-[.D8]" office:value-type="float" office:value="2.22" calcext:value-type="float">
            <text:p>2.22</text:p>
          </table:table-cell>
          <table:table-cell table:formula="of:=DEGREES(ATAN([.N8]/[.M8]))" office:value-type="float" office:value="81.5449723228226" calcext:value-type="float">
            <text:p>81.5449723228226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C9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Default" table:formula="of:=-[.F9]" office:value-type="float" office:value="-19.35" calcext:value-type="float">
            <text:p>-19.35</text:p>
          </table:table-cell>
          <table:table-cell table:formula="of:=IF([.C9]&gt;[.F9]; -1; 1)" office:value-type="float" office:value="-1" calcext:value-type="float">
            <text:p>-1</text:p>
          </table:table-cell>
          <table:table-cell table:formula="of:=(([.G9]-[.D9])/([.E9]-[.B9]))" office:value-type="float" office:value="-1.30821917808219" calcext:value-type="float">
            <text:p>-1.30821917808219</text:p>
          </table:table-cell>
          <table:table-cell table:formula="of:=[.H9]*[.I9]" office:value-type="float" office:value="1.30821917808219" calcext:value-type="float">
            <text:p>1.30821917808219</text:p>
          </table:table-cell>
          <table:table-cell table:formula="of:=[.G9]-([.E9]*[.I9])" office:value-type="float" office:value="-5.35205479452056" calcext:value-type="float">
            <text:p>-5.35205479452056</text:p>
          </table:table-cell>
          <table:table-cell/>
          <table:table-cell table:formula="of:=[.E9]-[.B9]" office:value-type="float" office:value="-1.46" calcext:value-type="float">
            <text:p>-1.46</text:p>
          </table:table-cell>
          <table:table-cell table:formula="of:=[.G9]-[.D9]" office:value-type="float" office:value="1.91" calcext:value-type="float">
            <text:p>1.91</text:p>
          </table:table-cell>
          <table:table-cell table:formula="of:=DEGREES(ATAN([.N9]/[.M9]))" office:value-type="float" office:value="-52.6057795743818" calcext:value-type="float">
            <text:p>-52.6057795743818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C10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Default" table:formula="of:=-[.F10]" office:value-type="float" office:value="-23.27" calcext:value-type="float">
            <text:p>-23.27</text:p>
          </table:table-cell>
          <table:table-cell table:formula="of:=IF([.C10]&gt;[.F10]; -1; 1)" office:value-type="float" office:value="1" calcext:value-type="float">
            <text:p>1</text:p>
          </table:table-cell>
          <table:table-cell table:formula="of:=(([.G10]-[.D10])/([.E10]-[.B10]))" office:value-type="float" office:value="-3.48780487804878" calcext:value-type="float">
            <text:p>-3.48780487804878</text:p>
          </table:table-cell>
          <table:table-cell table:formula="of:=[.H10]*[.I10]" office:value-type="float" office:value="-3.48780487804878" calcext:value-type="float">
            <text:p>-3.48780487804878</text:p>
          </table:table-cell>
          <table:table-cell table:formula="of:=[.G10]-([.E10]*[.I10])" office:value-type="float" office:value="45.230487804878" calcext:value-type="float">
            <text:p>45.230487804878</text:p>
          </table:table-cell>
          <table:table-cell/>
          <table:table-cell table:formula="of:=[.E10]-[.B10]" office:value-type="float" office:value="0.41" calcext:value-type="float">
            <text:p>0.41</text:p>
          </table:table-cell>
          <table:table-cell table:formula="of:=[.G10]-[.D10]" office:value-type="float" office:value="-1.43" calcext:value-type="float">
            <text:p>-1.43</text:p>
          </table:table-cell>
          <table:table-cell table:formula="of:=DEGREES(ATAN([.N10]/[.M10]))" office:value-type="float" office:value="-74.0016994238881" calcext:value-type="float">
            <text:p>-74.001699423888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C11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Default" table:formula="of:=-[.F11]" office:value-type="float" office:value="-28.55" calcext:value-type="float">
            <text:p>-28.55</text:p>
          </table:table-cell>
          <table:table-cell table:formula="of:=IF([.C11]&gt;[.F11]; -1; 1)" office:value-type="float" office:value="1" calcext:value-type="float">
            <text:p>1</text:p>
          </table:table-cell>
          <table:table-cell table:formula="of:=(([.G11]-[.D11])/([.E11]-[.B11]))" office:value-type="float" office:value="-23.875" calcext:value-type="float">
            <text:p>-23.875</text:p>
          </table:table-cell>
          <table:table-cell table:formula="of:=[.H11]*[.I11]" office:value-type="float" office:value="-23.875" calcext:value-type="float">
            <text:p>-23.875</text:p>
          </table:table-cell>
          <table:table-cell table:formula="of:=[.G11]-([.E11]*[.I11])" office:value-type="float" office:value="296.86625" calcext:value-type="float">
            <text:p>296.86625</text:p>
          </table:table-cell>
          <table:table-cell/>
          <table:table-cell table:formula="of:=[.E11]-[.B11]" office:value-type="float" office:value="0.0800000000000001" calcext:value-type="float">
            <text:p>0.0800000000000001</text:p>
          </table:table-cell>
          <table:table-cell table:formula="of:=[.G11]-[.D11]" office:value-type="float" office:value="-1.91" calcext:value-type="float">
            <text:p>-1.91</text:p>
          </table:table-cell>
          <table:table-cell table:formula="of:=DEGREES(ATAN([.N11]/[.M11]))" office:value-type="float" office:value="-87.6015786659075" calcext:value-type="float">
            <text:p>-87.601578665907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C12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Default" table:formula="of:=-[.F12]" office:value-type="float" office:value="-31.34" calcext:value-type="float">
            <text:p>-31.34</text:p>
          </table:table-cell>
          <table:table-cell table:formula="of:=IF([.C12]&gt;[.F12]; -1; 1)" office:value-type="float" office:value="-1" calcext:value-type="float">
            <text:p>-1</text:p>
          </table:table-cell>
          <table:table-cell table:formula="of:=(([.G12]-[.D12])/([.E12]-[.B12]))" office:value-type="float" office:value="0.27" calcext:value-type="float">
            <text:p>0.27</text:p>
          </table:table-cell>
          <table:table-cell table:formula="of:=[.H12]*[.I12]" office:value-type="float" office:value="-0.27" calcext:value-type="float">
            <text:p>-0.27</text:p>
          </table:table-cell>
          <table:table-cell table:formula="of:=[.G12]-([.E12]*[.I12])" office:value-type="float" office:value="-35.2307" calcext:value-type="float">
            <text:p>-35.2307</text:p>
          </table:table-cell>
          <table:table-cell/>
          <table:table-cell table:formula="of:=[.E12]-[.B12]" office:value-type="float" office:value="4" calcext:value-type="float">
            <text:p>4</text:p>
          </table:table-cell>
          <table:table-cell table:formula="of:=[.G12]-[.D12]" office:value-type="float" office:value="1.08" calcext:value-type="float">
            <text:p>1.08</text:p>
          </table:table-cell>
          <table:table-cell table:formula="of:=DEGREES(ATAN([.N12]/[.M12]))" office:value-type="float" office:value="15.1095751223405" calcext:value-type="float">
            <text:p>15.109575122340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C13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Default" table:formula="of:=-[.F13]" office:value-type="float" office:value="-23.99" calcext:value-type="float">
            <text:p>-23.99</text:p>
          </table:table-cell>
          <table:table-cell table:formula="of:=IF([.C13]&gt;[.F13]; -1; 1)" office:value-type="float" office:value="-1" calcext:value-type="float">
            <text:p>-1</text:p>
          </table:table-cell>
          <table:table-cell table:formula="of:=(([.G13]-[.D13])/([.E13]-[.B13]))" office:value-type="float" office:value="-0.259194395796848" calcext:value-type="float">
            <text:p>-0.259194395796848</text:p>
          </table:table-cell>
          <table:table-cell table:formula="of:=[.H13]*[.I13]" office:value-type="float" office:value="0.259194395796848" calcext:value-type="float">
            <text:p>0.259194395796848</text:p>
          </table:table-cell>
          <table:table-cell table:formula="of:=[.G13]-([.E13]*[.I13])" office:value-type="float" office:value="-24.1273730297723" calcext:value-type="float">
            <text:p>-24.1273730297723</text:p>
          </table:table-cell>
          <table:table-cell/>
          <table:table-cell table:formula="of:=[.E13]-[.B13]" office:value-type="float" office:value="-5.71" calcext:value-type="float">
            <text:p>-5.71</text:p>
          </table:table-cell>
          <table:table-cell table:formula="of:=[.G13]-[.D13]" office:value-type="float" office:value="1.48" calcext:value-type="float">
            <text:p>1.48</text:p>
          </table:table-cell>
          <table:table-cell table:formula="of:=DEGREES(ATAN([.N13]/[.M13]))" office:value-type="float" office:value="-14.5309726895207" calcext:value-type="float">
            <text:p>-14.530972689520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C14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Default" table:formula="of:=-[.F14]" office:value-type="float" office:value="-29.99" calcext:value-type="float">
            <text:p>-29.99</text:p>
          </table:table-cell>
          <table:table-cell table:formula="of:=IF([.C14]&gt;[.F14]; -1; 1)" office:value-type="float" office:value="-1" calcext:value-type="float">
            <text:p>-1</text:p>
          </table:table-cell>
          <table:table-cell table:formula="of:=(([.G14]-[.D14])/([.E14]-[.B14]))" office:value-type="float" office:value="0.472222222222224" calcext:value-type="float">
            <text:p>0.472222222222224</text:p>
          </table:table-cell>
          <table:table-cell table:formula="of:=[.H14]*[.I14]" office:value-type="float" office:value="-0.472222222222224" calcext:value-type="float">
            <text:p>-0.472222222222224</text:p>
          </table:table-cell>
          <table:table-cell table:formula="of:=[.G14]-([.E14]*[.I14])" office:value-type="float" office:value="-36.5963888888889" calcext:value-type="float">
            <text:p>-36.5963888888889</text:p>
          </table:table-cell>
          <table:table-cell/>
          <table:table-cell table:formula="of:=[.E14]-[.B14]" office:value-type="float" office:value="1.08" calcext:value-type="float">
            <text:p>1.08</text:p>
          </table:table-cell>
          <table:table-cell table:formula="of:=[.G14]-[.D14]" office:value-type="float" office:value="0.510000000000002" calcext:value-type="float">
            <text:p>0.510000000000002</text:p>
          </table:table-cell>
          <table:table-cell table:formula="of:=DEGREES(ATAN([.N14]/[.M14]))" office:value-type="float" office:value="25.277722235553" calcext:value-type="float">
            <text:p>25.277722235553</text:p>
          </table:table-cell>
          <table:table-cell table:number-columns-repeated="1636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put Vecto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style-name="Default"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delta mirror theta</text:p>
          </table:table-cell>
          <table:table-cell office:value-type="string" calcext:value-type="string">
            <text:p>reflected theta</text:p>
          </table:table-cell>
          <table:table-cell office:value-type="string" calcext:value-type="string">
            <text:p>New theta</text:p>
          </table:table-cell>
          <table:table-cell table:number-columns-repeated="16373"/>
        </table:table-row>
        <table:table-row table:style-name="ro2">
          <table:table-cell/>
          <table:table-cell table:formula="of:=-2/5" office:value-type="float" office:value="-0.4" calcext:value-type="float">
            <text:p>-0.4</text:p>
          </table:table-cell>
          <table:table-cell table:formula="of:=-4/5" office:value-type="float" office:value="-0.8" calcext:value-type="float">
            <text:p>-0.8</text:p>
          </table:table-cell>
          <table:table-cell table:formula="of:=2*[.B19]" office:value-type="float" office:value="-0.8" calcext:value-type="float">
            <text:p>-0.8</text:p>
          </table:table-cell>
          <table:table-cell table:formula="of:=2*[.C19]" office:value-type="float" office:value="-1.6" calcext:value-type="float">
            <text:p>-1.6</text:p>
          </table:table-cell>
          <table:table-cell table:style-name="Default" table:formula="of:=[.D19]-[.B19]" office:value-type="float" office:value="-0.4" calcext:value-type="float">
            <text:p>-0.4</text:p>
          </table:table-cell>
          <table:table-cell table:formula="of:=[.E19]-[.C19]" office:value-type="float" office:value="-0.8" calcext:value-type="float">
            <text:p>-0.8</text:p>
          </table:table-cell>
          <table:table-cell table:formula="of:=DEGREES(ATAN([.G19]/[.F19]))" office:value-type="float" office:value="63.434948822922" calcext:value-type="float">
            <text:p>63.434948822922</text:p>
          </table:table-cell>
          <table:table-cell table:formula="of:=[.O4]-[.H19]" office:value-type="float" office:value="25.0205216302933" calcext:value-type="float">
            <text:p>25.0205216302933</text:p>
          </table:table-cell>
          <table:table-cell table:formula="of:=90+([.I19]) - (90-[.O4])" office:value-type="float" office:value="113.475992083509" calcext:value-type="float">
            <text:p>113.475992083509</text:p>
          </table:table-cell>
          <table:table-cell table:formula="of:=90-[.J19]" office:value-type="float" office:value="-23.4759920835086" calcext:value-type="float">
            <text:p>-23.4759920835086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19]" office:value-type="float" office:value="-23.4759920835086" calcext:value-type="float">
            <text:p>-23.4759920835086</text:p>
          </table:table-cell>
          <table:table-cell table:formula="of:=[.O5]-[.H20]" office:value-type="float" office:value="-37.076653957504" calcext:value-type="float">
            <text:p>-37.076653957504</text:p>
          </table:table-cell>
          <table:table-cell table:formula="of:=90+([.I20])-(90-[.O5])" office:value-type="float" office:value="-97.6292999985167" calcext:value-type="float">
            <text:p>-97.6292999985167</text:p>
          </table:table-cell>
          <table:table-cell table:formula="of:=90-[.J20]" office:value-type="float" office:value="187.629299998517" calcext:value-type="float">
            <text:p>187.629299998517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20]" office:value-type="float" office:value="187.629299998517" calcext:value-type="float">
            <text:p>187.629299998517</text:p>
          </table:table-cell>
          <table:table-cell table:formula="of:=[.O6]-[.H21]" office:value-type="float" office:value="-136.554303209138" calcext:value-type="float">
            <text:p>-136.554303209138</text:p>
          </table:table-cell>
          <table:table-cell table:formula="of:=90+([.I21]) - (90-[.O6])" office:value-type="float" office:value="-85.4793064197601" calcext:value-type="float">
            <text:p>-85.4793064197601</text:p>
          </table:table-cell>
          <table:table-cell table:formula="of:=90-[.J21]" office:value-type="float" office:value="175.47930641976" calcext:value-type="float">
            <text:p>175.47930641976</text:p>
          </table:table-cell>
          <table:table-cell table:number-columns-repeated="16373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formula="of:=[.K21]" office:value-type="float" office:value="175.47930641976" calcext:value-type="float">
            <text:p>175.47930641976</text:p>
          </table:table-cell>
          <table:table-cell table:formula="of:=[.O7]-[.H22]" office:value-type="float" office:value="-92.1385136858969" calcext:value-type="float">
            <text:p>-92.1385136858969</text:p>
          </table:table-cell>
          <table:table-cell table:formula="of:=90+([.I22]) - (90-[.O7])" office:value-type="float" office:value="-8.7977209520337" calcext:value-type="float">
            <text:p>-8.7977209520337</text:p>
          </table:table-cell>
          <table:table-cell table:formula="of:=90-[.J22]" office:value-type="float" office:value="98.7977209520337" calcext:value-type="float">
            <text:p>98.7977209520337</text:p>
          </table:table-cell>
          <table:table-cell table:number-columns-repeated="16373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formula="of:=[.K22]" office:value-type="float" office:value="98.7977209520337" calcext:value-type="float">
            <text:p>98.7977209520337</text:p>
          </table:table-cell>
          <table:table-cell table:formula="of:=[.O8]-[.H23]" office:value-type="float" office:value="-17.2527486292111" calcext:value-type="float">
            <text:p>-17.2527486292111</text:p>
          </table:table-cell>
          <table:table-cell table:formula="of:=90+([.I23]) - (90-[.O8])" office:value-type="float" office:value="64.2922236936114" calcext:value-type="float">
            <text:p>64.2922236936114</text:p>
          </table:table-cell>
          <table:table-cell table:formula="of:=90-[.J23]" office:value-type="float" office:value="25.7077763063886" calcext:value-type="float">
            <text:p>25.7077763063886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23]" office:value-type="float" office:value="25.7077763063886" calcext:value-type="float">
            <text:p>25.7077763063886</text:p>
          </table:table-cell>
          <table:table-cell table:formula="of:=[.O9]-[.H24]" office:value-type="float" office:value="-78.3135558807704" calcext:value-type="float">
            <text:p>-78.3135558807704</text:p>
          </table:table-cell>
          <table:table-cell table:formula="of:=90+([.I24]) - (90-[.O9])" office:value-type="float" office:value="-130.919335455152" calcext:value-type="float">
            <text:p>-130.919335455152</text:p>
          </table:table-cell>
          <table:table-cell table:formula="of:=90-[.J24]" office:value-type="float" office:value="220.919335455152" calcext:value-type="float">
            <text:p>220.919335455152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24]" office:value-type="float" office:value="220.919335455152" calcext:value-type="float">
            <text:p>220.919335455152</text:p>
          </table:table-cell>
          <table:table-cell table:formula="of:=[.O10]-[.H25]" office:value-type="float" office:value="-294.92103487904" calcext:value-type="float">
            <text:p>-294.92103487904</text:p>
          </table:table-cell>
          <table:table-cell table:formula="of:=90+([.I25]) - (90-[.O10])" office:value-type="float" office:value="-368.922734302928" calcext:value-type="float">
            <text:p>-368.922734302928</text:p>
          </table:table-cell>
          <table:table-cell table:formula="of:=90-[.J25]" office:value-type="float" office:value="458.922734302928" calcext:value-type="float">
            <text:p>458.922734302928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25]" office:value-type="float" office:value="458.922734302928" calcext:value-type="float">
            <text:p>458.922734302928</text:p>
          </table:table-cell>
          <table:table-cell table:formula="of:=[.O11]-[.H26]" office:value-type="float" office:value="-546.524312968836" calcext:value-type="float">
            <text:p>-546.524312968836</text:p>
          </table:table-cell>
          <table:table-cell table:formula="of:=90+([.I26]) - (90-[.O11])" office:value-type="float" office:value="-634.125891634743" calcext:value-type="float">
            <text:p>-634.125891634743</text:p>
          </table:table-cell>
          <table:table-cell table:formula="of:=90-[.J26]" office:value-type="float" office:value="724.125891634743" calcext:value-type="float">
            <text:p>724.125891634743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26]" office:value-type="float" office:value="724.125891634743" calcext:value-type="float">
            <text:p>724.125891634743</text:p>
          </table:table-cell>
          <table:table-cell table:formula="of:=[.O12]-[.H27]" office:value-type="float" office:value="-709.016316512403" calcext:value-type="float">
            <text:p>-709.016316512403</text:p>
          </table:table-cell>
          <table:table-cell table:formula="of:=90+([.I27]) - (90-[.O12])" office:value-type="float" office:value="-693.906741390062" calcext:value-type="float">
            <text:p>-693.906741390062</text:p>
          </table:table-cell>
          <table:table-cell table:formula="of:=90-[.J27]" office:value-type="float" office:value="783.906741390062" calcext:value-type="float">
            <text:p>783.906741390062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27]" office:value-type="float" office:value="783.906741390062" calcext:value-type="float">
            <text:p>783.906741390062</text:p>
          </table:table-cell>
          <table:table-cell table:formula="of:=[.O13]-[.H28]" office:value-type="float" office:value="-798.437714079583" calcext:value-type="float">
            <text:p>-798.437714079583</text:p>
          </table:table-cell>
          <table:table-cell table:formula="of:=90+([.I28]) - (90-[.O13])" office:value-type="float" office:value="-812.968686769104" calcext:value-type="float">
            <text:p>-812.968686769104</text:p>
          </table:table-cell>
          <table:table-cell table:formula="of:=90-[.J28]" office:value-type="float" office:value="902.968686769104" calcext:value-type="float">
            <text:p>902.968686769104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formula="of:=[.K28]" office:value-type="float" office:value="902.968686769104" calcext:value-type="float">
            <text:p>902.968686769104</text:p>
          </table:table-cell>
          <table:table-cell table:formula="of:=[.O14]-[.H29]" office:value-type="float" office:value="-877.690964533551" calcext:value-type="float">
            <text:p>-877.690964533551</text:p>
          </table:table-cell>
          <table:table-cell table:formula="of:=90+([.I29]) - (90-[.O14])" office:value-type="float" office:value="-852.413242297998" calcext:value-type="float">
            <text:p>-852.413242297998</text:p>
          </table:table-cell>
          <table:table-cell table:formula="of:=90-[.J29]" office:value-type="float" office:value="942.413242297998" calcext:value-type="float">
            <text:p>942.413242297998</text:p>
          </table:table-cell>
          <table:table-cell table:number-columns-repeated="16373"/>
        </table:table-row>
        <table:table-row table:style-name="ro2" table:number-rows-repeated="17">
          <table:table-cell table:number-columns-repeated="16384"/>
        </table:table-row>
        <table:table-row table:style-name="ro3">
          <table:table-cell table:number-columns-repeated="6"/>
          <table:table-cell table:formula="of:=1471.7271117723" office:value-type="float" office:value="1471.7271117723" calcext:value-type="float">
            <text:p>1471.7271117723</text:p>
          </table:table-cell>
          <table:table-cell table:formula="of:=-20.31776684121" office:value-type="float" office:value="-20.31776684121" calcext:value-type="float">
            <text:p>-20.31776684121</text:p>
          </table:table-cell>
          <table:table-cell table:formula="of:=1400.29854034373" office:value-type="float" office:value="1400.29854034373" calcext:value-type="float">
            <text:p>1400.29854034373</text:p>
          </table:table-cell>
          <table:table-cell office:value-type="float" office:value="980.906722954708" calcext:value-type="float">
            <text:p>980.906722954708</text:p>
          </table:table-cell>
          <table:table-cell table:style-name="Default" table:formula="of:=[.I47]-[.G47]" office:value-type="float" office:value="-71.4285714285716" calcext:value-type="float">
            <text:p>-71.4285714285716</text:p>
          </table:table-cell>
          <table:table-cell table:formula="of:=[.J47]-[.H47]" office:value-type="float" office:value="1001.22448979592" calcext:value-type="float">
            <text:p>1001.22448979592</text:p>
          </table:table-cell>
          <table:table-cell table:formula="of:=DEGREES(ATAN([.L47]/[.K47]))-90" office:value-type="float" office:value="-175.919363007901" calcext:value-type="float">
            <text:p>-175.919363007901</text:p>
          </table:table-cell>
          <table:table-cell table:formula="of:=[.O5]-[.M47]" office:value-type="float" office:value="115.366716966888" calcext:value-type="float">
            <text:p>115.366716966888</text:p>
          </table:table-cell>
          <table:table-cell table:formula="of:=90+([.N47]) - (90-[.T32])" office:value-type="float" office:value="115.366716966888" calcext:value-type="float">
            <text:p>115.366716966888</text:p>
          </table:table-cell>
          <table:table-cell table:formula="of:=90-[.O47]" office:value-type="float" office:value="-25.3667169668882" calcext:value-type="float">
            <text:p>-25.3667169668882</text:p>
          </table:table-cell>
          <table:table-cell table:number-columns-repeated="16368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en" fo:country="US" style:font-name-asian="Noto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4:37:27.122488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1-12T18:49:14Z</meta:creation-date>
    <dc:date>2024-11-17T17:05:24.199375181</dc:date>
    <meta:editing-cycles>12</meta:editing-cycles>
    <meta:editing-duration>PT5H12M1S</meta:editing-duration>
    <meta:document-statistic meta:table-count="1" meta:cell-count="251" meta:object-count="0"/>
  </office:meta>
</office:document-meta>
</file>